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4aee" officeooo:paragraph-rsid="00194aee"/>
    </style:style>
    <style:style style:name="P2" style:family="paragraph" style:parent-style-name="Standard">
      <style:text-properties officeooo:rsid="0019f24a" officeooo:paragraph-rsid="0019f24a"/>
    </style:style>
    <style:style style:name="P3" style:family="paragraph" style:parent-style-name="Standard">
      <style:text-properties officeooo:rsid="001a5882" officeooo:paragraph-rsid="001a5882"/>
    </style:style>
    <style:style style:name="P4" style:family="paragraph" style:parent-style-name="Standard">
      <style:text-properties officeooo:rsid="001da658" officeooo:paragraph-rsid="001a5882"/>
    </style:style>
    <style:style style:name="P5" style:family="paragraph" style:parent-style-name="Text_20_body">
      <style:text-properties officeooo:paragraph-rsid="0019f24a"/>
    </style:style>
    <style:style style:name="T1" style:family="text">
      <style:text-properties officeooo:rsid="00194aee"/>
    </style:style>
    <style:style style:name="T2" style:family="text">
      <style:text-properties fo:font-size="15pt" style:text-underline-style="solid" style:text-underline-width="auto" style:text-underline-color="font-color" style:font-size-asian="15pt" style:font-size-complex="15pt"/>
    </style:style>
    <style:style style:name="T3" style:family="text">
      <style:text-properties officeooo:rsid="0019f24a"/>
    </style:style>
    <style:style style:name="T4" style:family="text">
      <style:text-properties officeooo:rsid="001a5882"/>
    </style:style>
    <style:style style:name="T5" style:family="text">
      <style:text-properties officeooo:rsid="001c1f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2">ABSTRACT:</text:span></text:p>
      <text:p text:style-name="P1"><text:span text:style-name="T2"/></text:p>
      <text:p text:style-name="P1"/>
      <text:p text:style-name="P2">The project is inspired from the mastermind board game. </text:p>
      <text:p text:style-name="P5"><text:span text:style-name="T3">The aim of the game is to guess the characters of hidden pegs. It is a <text:s/>deduction game where each player takes turn making a limited number of guesses, using logic to deduce what pegs the opponent has hidden. </text:span>One player secretly puts four <text:span text:style-name="T3">character </text:span><text:s/>pegs in the spaces behind a screen at once end of the game board. The other player, the code breaker, makes a series of guesses. After each guess, the code maker uses smaller pegs to tell the code breaker if their guessed pegs are the right <text:span text:style-name="T4">character</text:span> and in the right place, are the right c<text:span text:style-name="T4">haracter </text:span>but the wrong place, or are the wrong <text:span text:style-name="T4">character </text:span>entirely. The code breaker makes another guess in the next row, building upon information from previous guesses, trying to match the pegs the code maker hid at the beginning of the game.</text:p>
      <text:p text:style-name="P3">In this bash game of master mind a 4 character code is set at random. <text:span text:style-name="T1">The code is a sequence of 4 alphabets pegs . </text:span>The aim is the guess the 4 character code within limited number of tries. <text: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9:33:00.052558598</meta:creation-date>
    <dc:date>2017-11-18T00:16:33.950462569</dc:date>
    <meta:editing-duration>PT4H43M31S</meta:editing-duration>
    <meta:editing-cycles>5</meta:editing-cycles>
    <meta:generator>LibreOffice/5.1.6.2$Linux_X86_64 LibreOffice_project/10m0$Build-2</meta:generator>
    <meta:document-statistic meta:table-count="0" meta:image-count="0" meta:object-count="0" meta:page-count="1" meta:paragraph-count="4" meta:word-count="191" meta:character-count="1039" meta:non-whitespace-character-count="846"/>
  </office:meta>
</office:document-meta>
</file>